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shapes>
          <draw:frame draw:z-index="0" draw:style-name="gr1" draw:text-style-name="P1" svg:width="700.1pt" svg:height="378.4pt" svg:x="0pt" svg:y="38.44pt">
            <loext:p draw:notify-on-update-of-ranges="out.B1:out.B11 out.A1:out.A1 out.C1:out.C11 out.B12:out.B22 out.A12:out.A12 out.C12:out.C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00.1pt" svg:height="378.4pt" svg:x="0pt" svg:y="512.02pt">
            <loext:p draw:notify-on-update-of-ranges="out.B23:out.B33 out.A23:out.A23 out.C23:out.C33 out.B34:out.B44 out.A34:out.A34 out.C34:out.C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00.1pt" svg:height="378.4pt" svg:x="0pt" svg:y="985.61pt">
            <loext:p draw:notify-on-update-of-ranges="out.B45:out.B55 out.A45:out.A45 out.C45:out.C55 out.B56:out.B66 out.A56:out.A56 out.C56:out.C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00.1pt" svg:height="378.4pt" svg:x="0pt" svg:y="1459.22pt">
            <loext:p draw:notify-on-update-of-ranges="out.B67:out.B77 out.A67:out.A67 out.C67:out.C77 out.B78:out.B88 out.A78:out.A78 out.C78:out.C8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ut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bMapOrderedInsertion</text:p>
          </table:table-cell>
          <table:table-cell office:value-type="float" office:value="1024" calcext:value-type="float">
            <text:p>1024</text:p>
          </table:table-cell>
          <table:table-cell office:value-type="float" office:value="52.2926" calcext:value-type="float">
            <text:p>52.2926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3.1748" calcext:value-type="float">
            <text:p>53.174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75.1278" calcext:value-type="float">
            <text:p>75.1278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10.02" calcext:value-type="float">
            <text:p>110.02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29.333" calcext:value-type="float">
            <text:p>129.333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44.587" calcext:value-type="float">
            <text:p>144.587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163.176" calcext:value-type="float">
            <text:p>163.176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182.903" calcext:value-type="float">
            <text:p>182.903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255.938" calcext:value-type="float">
            <text:p>255.938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318.653" calcext:value-type="float">
            <text:p>318.653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323.54" calcext:value-type="float">
            <text:p>323.54</text:p>
          </table:table-cell>
        </table:table-row>
        <table:table-row table:style-name="ro1">
          <table:table-cell office:value-type="string" calcext:value-type="string">
            <text:p>AvlMapOrderedInsertion</text:p>
          </table:table-cell>
          <table:table-cell office:value-type="float" office:value="1024" calcext:value-type="float">
            <text:p>1024</text:p>
          </table:table-cell>
          <table:table-cell office:value-type="float" office:value="44.9194" calcext:value-type="float">
            <text:p>44.9194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5.9469" calcext:value-type="float">
            <text:p>45.946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47.1424" calcext:value-type="float">
            <text:p>47.1424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8.2388" calcext:value-type="float">
            <text:p>48.2388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50.3084" calcext:value-type="float">
            <text:p>50.3084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73.0934" calcext:value-type="float">
            <text:p>73.0934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95.0544" calcext:value-type="float">
            <text:p>95.0544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108.446" calcext:value-type="float">
            <text:p>108.446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18.208" calcext:value-type="float">
            <text:p>118.208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128.716" calcext:value-type="float">
            <text:p>128.716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146.55" calcext:value-type="float">
            <text:p>146.55</text:p>
          </table:table-cell>
        </table:table-row>
        <table:table-row table:style-name="ro1">
          <table:table-cell office:value-type="string" calcext:value-type="string">
            <text:p>RbMapRandomInsertion</text:p>
          </table:table-cell>
          <table:table-cell office:value-type="float" office:value="1024" calcext:value-type="float">
            <text:p>1024</text:p>
          </table:table-cell>
          <table:table-cell office:value-type="float" office:value="49.5757" calcext:value-type="float">
            <text:p>49.5757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6.3207" calcext:value-type="float">
            <text:p>46.3207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57.2715" calcext:value-type="float">
            <text:p>57.2715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1.1977" calcext:value-type="float">
            <text:p>51.1977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59.7595" calcext:value-type="float">
            <text:p>59.759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51.7739" calcext:value-type="float">
            <text:p>51.7739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54.2488" calcext:value-type="float">
            <text:p>54.2488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66.5426" calcext:value-type="float">
            <text:p>66.5426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54.8874" calcext:value-type="float">
            <text:p>54.8874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65.607" calcext:value-type="float">
            <text:p>65.607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62.1705" calcext:value-type="float">
            <text:p>62.1705</text:p>
          </table:table-cell>
        </table:table-row>
        <table:table-row table:style-name="ro1">
          <table:table-cell office:value-type="string" calcext:value-type="string">
            <text:p>AvlMapRandomInsertion</text:p>
          </table:table-cell>
          <table:table-cell office:value-type="float" office:value="1024" calcext:value-type="float">
            <text:p>1024</text:p>
          </table:table-cell>
          <table:table-cell office:value-type="float" office:value="47.82" calcext:value-type="float">
            <text:p>47.82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7.7847" calcext:value-type="float">
            <text:p>47.7847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51.3234" calcext:value-type="float">
            <text:p>51.3234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68.3059" calcext:value-type="float">
            <text:p>68.305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52.1997" calcext:value-type="float">
            <text:p>52.199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59.7234" calcext:value-type="float">
            <text:p>59.7234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52.6966" calcext:value-type="float">
            <text:p>52.6966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53.349" calcext:value-type="float">
            <text:p>53.349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57.1018" calcext:value-type="float">
            <text:p>57.1018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54.7576" calcext:value-type="float">
            <text:p>54.7576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59.0581" calcext:value-type="float">
            <text:p>59.0581</text:p>
          </table:table-cell>
        </table:table-row>
        <table:table-row table:style-name="ro1">
          <table:table-cell office:value-type="string" calcext:value-type="string">
            <text:p>RbMapAccess</text:p>
          </table:table-cell>
          <table:table-cell office:value-type="float" office:value="1024" calcext:value-type="float">
            <text:p>1024</text:p>
          </table:table-cell>
          <table:table-cell office:value-type="float" office:value="8.88281" calcext:value-type="float">
            <text:p>8.88281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0.1748" calcext:value-type="float">
            <text:p>10.174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1.7481" calcext:value-type="float">
            <text:p>11.7481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2.3247" calcext:value-type="float">
            <text:p>12.3247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3.3823" calcext:value-type="float">
            <text:p>13.3823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2.4179" calcext:value-type="float">
            <text:p>12.4179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14.1536" calcext:value-type="float">
            <text:p>14.1536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19.0665" calcext:value-type="float">
            <text:p>19.0665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20.275" calcext:value-type="float">
            <text:p>20.275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28.1563" calcext:value-type="float">
            <text:p>28.1563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21.1069" calcext:value-type="float">
            <text:p>21.1069</text:p>
          </table:table-cell>
        </table:table-row>
        <table:table-row table:style-name="ro1">
          <table:table-cell office:value-type="string" calcext:value-type="string">
            <text:p>AvlMapAccess</text:p>
          </table:table-cell>
          <table:table-cell office:value-type="float" office:value="1024" calcext:value-type="float">
            <text:p>1024</text:p>
          </table:table-cell>
          <table:table-cell office:value-type="float" office:value="8.41943" calcext:value-type="float">
            <text:p>8.4194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0.1021" calcext:value-type="float">
            <text:p>10.1021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9.59092" calcext:value-type="float">
            <text:p>9.59092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2.666" calcext:value-type="float">
            <text:p>12.666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1.3837" calcext:value-type="float">
            <text:p>11.383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4.8159" calcext:value-type="float">
            <text:p>14.8159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17.3043" calcext:value-type="float">
            <text:p>17.3043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13.6382" calcext:value-type="float">
            <text:p>13.6382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21.414" calcext:value-type="float">
            <text:p>21.414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18.8091" calcext:value-type="float">
            <text:p>18.8091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16.1283" calcext:value-type="float">
            <text:p>16.1283</text:p>
          </table:table-cell>
        </table:table-row>
        <table:table-row table:style-name="ro1">
          <table:table-cell office:value-type="string" calcext:value-type="string">
            <text:p>RbMapErase</text:p>
          </table:table-cell>
          <table:table-cell office:value-type="float" office:value="1024" calcext:value-type="float">
            <text:p>1024</text:p>
          </table:table-cell>
          <table:table-cell office:value-type="float" office:value="11.4309" calcext:value-type="float">
            <text:p>11.4309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1.0078" calcext:value-type="float">
            <text:p>11.007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2.1961" calcext:value-type="float">
            <text:p>12.1961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2.6721" calcext:value-type="float">
            <text:p>12.6721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4.5983" calcext:value-type="float">
            <text:p>14.5983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3.9902" calcext:value-type="float">
            <text:p>13.9902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17.6914" calcext:value-type="float">
            <text:p>17.6914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20.2885" calcext:value-type="float">
            <text:p>20.2885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9.4407" calcext:value-type="float">
            <text:p>19.4407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22.5659" calcext:value-type="float">
            <text:p>22.5659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37.1485" calcext:value-type="float">
            <text:p>37.1485</text:p>
          </table:table-cell>
        </table:table-row>
        <table:table-row table:style-name="ro1">
          <table:table-cell office:value-type="string" calcext:value-type="string">
            <text:p>AvlMapErase</text:p>
          </table:table-cell>
          <table:table-cell office:value-type="float" office:value="1024" calcext:value-type="float">
            <text:p>1024</text:p>
          </table:table-cell>
          <table:table-cell office:value-type="float" office:value="11.4715" calcext:value-type="float">
            <text:p>11.471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24689" calcext:value-type="float">
            <text:p>9.2468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1.3568" calcext:value-type="float">
            <text:p>11.3568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3.0318" calcext:value-type="float">
            <text:p>13.0318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.2096" calcext:value-type="float">
            <text:p>15.2096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9.6003" calcext:value-type="float">
            <text:p>19.6003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14.9796" calcext:value-type="float">
            <text:p>14.9796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20.3309" calcext:value-type="float">
            <text:p>20.3309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5.6732" calcext:value-type="float">
            <text:p>15.6732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21.329" calcext:value-type="float">
            <text:p>21.329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37.9862" calcext:value-type="float">
            <text:p>37.9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" style:print-orientation="landscape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0:39:07.688127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7-10-24T11:29:06.909233918</dc:date>
    <meta:editing-duration>PT1H31M4S</meta:editing-duration>
    <meta:editing-cycles>23</meta:editing-cycles>
    <meta:document-statistic meta:table-count="2" meta:cell-count="18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99cm" svg:height="13.35cm" xlink:href=".." xlink:type="simple" chart:class="chart:scatter" chart:style-name="ch1">
        <chart:title svg:x="10.546cm" svg:y="0.403cm" chart:style-name="ch2">
          <text:p>Ordered insertion</text:p>
        </chart:title>
        <chart:legend chart:legend-position="bottom" svg:x="7.563cm" svg:y="12.673cm" style:legend-expansion="wide" chart:style-name="ch3"/>
        <chart:plot-area chart:style-name="ch4" table:cell-range-address="out.B1:out.C11 out.A1:out.A1 out.A12:out.A12 out.C12:out.C22" chart:data-source-has-labels="row" svg:x="1.399cm" svg:y="1.343cm" svg:width="22.807cm" svg:height="11.063cm">
          <chartooo:coordinate-region svg:x="2.206cm" svg:y="1.489cm" svg:width="21.35cm" svg:height="10.376cm"/>
          <chart:axis chart:dimension="x" chart:name="primary-x" chart:style-name="ch5"/>
          <chart:axis chart:dimension="y" chart:name="primary-y" chart:style-name="ch5">
            <chart:title svg:x="0.451cm" svg:y="7.487cm" chart:style-name="ch6">
              <text:p>time, ns</text:p>
            </chart:title>
            <chart:grid chart:style-name="ch7" chart:class="major"/>
          </chart:axis>
          <chart:series chart:style-name="ch8" chart:values-cell-range-address="out.C1:out.C11" chart:label-cell-address="out.A1:out.A1" chart:class="chart:scatter">
            <chart:domain table:cell-range-address="out.B1:out.B11"/>
            <chart:data-point chart:repeated="11"/>
          </chart:series>
          <chart:series chart:style-name="ch9" chart:values-cell-range-address="out.C12:out.C22" chart:label-cell-address="out.A12:out.A12" chart:class="chart:scatter">
            <chart:domain table:cell-range-address="out.B12:out.B2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bMapOrderedInsertion</text:p>
                <draw:g>
                  <svg:desc>out.A1:out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vlMapOrderedInsertion</text:p>
                <draw:g>
                  <svg:desc>out.A12:out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out.B1:out.B11</svg:desc>
                </draw:g>
              </table:table-cell>
              <table:table-cell office:value-type="float" office:value="52.2926">
                <text:p>52.2926</text:p>
                <draw:g>
                  <svg:desc>out.C1:out.C11</svg:desc>
                </draw:g>
              </table:table-cell>
              <table:table-cell office:value-type="float" office:value="1024">
                <text:p>1024</text:p>
                <draw:g>
                  <svg:desc>out.B12:out.B22</svg:desc>
                </draw:g>
              </table:table-cell>
              <table:table-cell office:value-type="float" office:value="44.9194">
                <text:p>44.9194</text:p>
                <draw:g>
                  <svg:desc>out.C12:out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53.1748">
                <text:p>53.1748</text:p>
              </table:table-cell>
              <table:table-cell office:value-type="float" office:value="2048">
                <text:p>2048</text:p>
              </table:table-cell>
              <table:table-cell office:value-type="float" office:value="45.9469">
                <text:p>45.9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75.1278">
                <text:p>75.1278</text:p>
              </table:table-cell>
              <table:table-cell office:value-type="float" office:value="4096">
                <text:p>4096</text:p>
              </table:table-cell>
              <table:table-cell office:value-type="float" office:value="47.1424">
                <text:p>47.1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110.02">
                <text:p>110.02</text:p>
              </table:table-cell>
              <table:table-cell office:value-type="float" office:value="8192">
                <text:p>8192</text:p>
              </table:table-cell>
              <table:table-cell office:value-type="float" office:value="48.2388">
                <text:p>48.2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129.333">
                <text:p>129.333</text:p>
              </table:table-cell>
              <table:table-cell office:value-type="float" office:value="16384">
                <text:p>16384</text:p>
              </table:table-cell>
              <table:table-cell office:value-type="float" office:value="50.3084">
                <text:p>50.3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144.587">
                <text:p>144.587</text:p>
              </table:table-cell>
              <table:table-cell office:value-type="float" office:value="32768">
                <text:p>32768</text:p>
              </table:table-cell>
              <table:table-cell office:value-type="float" office:value="73.0934">
                <text:p>73.0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163.176">
                <text:p>163.176</text:p>
              </table:table-cell>
              <table:table-cell office:value-type="float" office:value="65536">
                <text:p>65536</text:p>
              </table:table-cell>
              <table:table-cell office:value-type="float" office:value="95.0544">
                <text:p>95.0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182.903">
                <text:p>182.903</text:p>
              </table:table-cell>
              <table:table-cell office:value-type="float" office:value="131072">
                <text:p>131072</text:p>
              </table:table-cell>
              <table:table-cell office:value-type="float" office:value="108.446">
                <text:p>108.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255.938">
                <text:p>255.938</text:p>
              </table:table-cell>
              <table:table-cell office:value-type="float" office:value="262144">
                <text:p>262144</text:p>
              </table:table-cell>
              <table:table-cell office:value-type="float" office:value="118.208">
                <text:p>118.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318.653">
                <text:p>318.653</text:p>
              </table:table-cell>
              <table:table-cell office:value-type="float" office:value="524288">
                <text:p>524288</text:p>
              </table:table-cell>
              <table:table-cell office:value-type="float" office:value="128.716">
                <text:p>128.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8576">
                <text:p>1048576</text:p>
              </table:table-cell>
              <table:table-cell office:value-type="float" office:value="323.54">
                <text:p>323.54</text:p>
              </table:table-cell>
              <table:table-cell office:value-type="float" office:value="1048576">
                <text:p>1048576</text:p>
              </table:table-cell>
              <table:table-cell office:value-type="float" office:value="146.55">
                <text:p>146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99cm" svg:height="13.35cm" xlink:href=".." xlink:type="simple" chart:class="chart:scatter" chart:style-name="ch1">
        <chart:title svg:x="10.533cm" svg:y="0.403cm" chart:style-name="ch2">
          <text:p>Random insertion</text:p>
        </chart:title>
        <chart:legend chart:legend-position="bottom" svg:x="7.51cm" svg:y="12.673cm" style:legend-expansion="wide" chart:style-name="ch3"/>
        <chart:plot-area chart:style-name="ch4" table:cell-range-address="out.B23:out.C33 out.A23:out.A23 out.A34:out.A34 out.C34:out.C44" chart:data-source-has-labels="row" svg:x="1.399cm" svg:y="1.343cm" svg:width="22.807cm" svg:height="11.063cm">
          <chartooo:coordinate-region svg:x="2.02cm" svg:y="1.489cm" svg:width="21.536cm" svg:height="10.376cm"/>
          <chart:axis chart:dimension="x" chart:name="primary-x" chart:style-name="ch5"/>
          <chart:axis chart:dimension="y" chart:name="primary-y" chart:style-name="ch5">
            <chart:title svg:x="0.451cm" svg:y="7.487cm" chart:style-name="ch6">
              <text:p>time, ns</text:p>
            </chart:title>
            <chart:grid chart:style-name="ch7" chart:class="major"/>
          </chart:axis>
          <chart:series chart:style-name="ch8" chart:values-cell-range-address="out.C23:out.C33" chart:label-cell-address="out.A23:out.A23" chart:class="chart:scatter">
            <chart:domain table:cell-range-address="out.B23:out.B33"/>
            <chart:data-point chart:repeated="11"/>
          </chart:series>
          <chart:series chart:style-name="ch9" chart:values-cell-range-address="out.C34:out.C44" chart:label-cell-address="out.A34:out.A34" chart:class="chart:scatter">
            <chart:domain table:cell-range-address="out.B34:out.B44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bMapRandomInsertion</text:p>
                <draw:g>
                  <svg:desc>out.A23:out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vlMapRandomInsertion</text:p>
                <draw:g>
                  <svg:desc>out.A34:out.A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out.B23:out.B33</svg:desc>
                </draw:g>
              </table:table-cell>
              <table:table-cell office:value-type="float" office:value="49.5757">
                <text:p>49.5757</text:p>
                <draw:g>
                  <svg:desc>out.C23:out.C33</svg:desc>
                </draw:g>
              </table:table-cell>
              <table:table-cell office:value-type="float" office:value="1024">
                <text:p>1024</text:p>
                <draw:g>
                  <svg:desc>out.B34:out.B44</svg:desc>
                </draw:g>
              </table:table-cell>
              <table:table-cell office:value-type="float" office:value="47.82">
                <text:p>47.82</text:p>
                <draw:g>
                  <svg:desc>out.C34:out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46.3207">
                <text:p>46.3207</text:p>
              </table:table-cell>
              <table:table-cell office:value-type="float" office:value="2048">
                <text:p>2048</text:p>
              </table:table-cell>
              <table:table-cell office:value-type="float" office:value="47.7847">
                <text:p>47.7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57.2715">
                <text:p>57.2715</text:p>
              </table:table-cell>
              <table:table-cell office:value-type="float" office:value="4096">
                <text:p>4096</text:p>
              </table:table-cell>
              <table:table-cell office:value-type="float" office:value="51.3234">
                <text:p>51.3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51.1977">
                <text:p>51.1977</text:p>
              </table:table-cell>
              <table:table-cell office:value-type="float" office:value="8192">
                <text:p>8192</text:p>
              </table:table-cell>
              <table:table-cell office:value-type="float" office:value="68.3059">
                <text:p>68.3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59.7595">
                <text:p>59.7595</text:p>
              </table:table-cell>
              <table:table-cell office:value-type="float" office:value="16384">
                <text:p>16384</text:p>
              </table:table-cell>
              <table:table-cell office:value-type="float" office:value="52.1997">
                <text:p>52.1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51.7739">
                <text:p>51.7739</text:p>
              </table:table-cell>
              <table:table-cell office:value-type="float" office:value="32768">
                <text:p>32768</text:p>
              </table:table-cell>
              <table:table-cell office:value-type="float" office:value="59.7234">
                <text:p>59.7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54.2488">
                <text:p>54.2488</text:p>
              </table:table-cell>
              <table:table-cell office:value-type="float" office:value="65536">
                <text:p>65536</text:p>
              </table:table-cell>
              <table:table-cell office:value-type="float" office:value="52.6966">
                <text:p>52.6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66.5426">
                <text:p>66.5426</text:p>
              </table:table-cell>
              <table:table-cell office:value-type="float" office:value="131072">
                <text:p>131072</text:p>
              </table:table-cell>
              <table:table-cell office:value-type="float" office:value="53.349">
                <text:p>53.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54.8874">
                <text:p>54.8874</text:p>
              </table:table-cell>
              <table:table-cell office:value-type="float" office:value="262144">
                <text:p>262144</text:p>
              </table:table-cell>
              <table:table-cell office:value-type="float" office:value="57.1018">
                <text:p>57.1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65.607">
                <text:p>65.607</text:p>
              </table:table-cell>
              <table:table-cell office:value-type="float" office:value="524288">
                <text:p>524288</text:p>
              </table:table-cell>
              <table:table-cell office:value-type="float" office:value="54.7576">
                <text:p>54.7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8576">
                <text:p>1048576</text:p>
              </table:table-cell>
              <table:table-cell office:value-type="float" office:value="62.1705">
                <text:p>62.1705</text:p>
              </table:table-cell>
              <table:table-cell office:value-type="float" office:value="1048576">
                <text:p>1048576</text:p>
              </table:table-cell>
              <table:table-cell office:value-type="float" office:value="59.0581">
                <text:p>59.05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99cm" svg:height="13.35cm" xlink:href=".." xlink:type="simple" chart:class="chart:scatter" chart:style-name="ch1">
        <chart:title svg:x="11.525cm" svg:y="0.403cm" chart:style-name="ch2">
          <text:p>Access</text:p>
        </chart:title>
        <chart:legend chart:legend-position="bottom" svg:x="8.939cm" svg:y="12.673cm" style:legend-expansion="wide" chart:style-name="ch3"/>
        <chart:plot-area chart:style-name="ch4" table:cell-range-address="out.B45:out.C55 out.A45:out.A45 out.A56:out.A56 out.C56:out.C66" chart:data-source-has-labels="row" svg:x="1.399cm" svg:y="1.343cm" svg:width="22.807cm" svg:height="11.063cm">
          <chartooo:coordinate-region svg:x="2.02cm" svg:y="1.489cm" svg:width="21.536cm" svg:height="10.376cm"/>
          <chart:axis chart:dimension="x" chart:name="primary-x" chart:style-name="ch5"/>
          <chart:axis chart:dimension="y" chart:name="primary-y" chart:style-name="ch5">
            <chart:title svg:x="0.451cm" svg:y="7.487cm" chart:style-name="ch6">
              <text:p>time, ns</text:p>
            </chart:title>
            <chart:grid chart:style-name="ch7" chart:class="major"/>
          </chart:axis>
          <chart:series chart:style-name="ch8" chart:values-cell-range-address="out.C45:out.C55" chart:label-cell-address="out.A45:out.A45" chart:class="chart:scatter">
            <chart:domain table:cell-range-address="out.B45:out.B55"/>
            <chart:data-point chart:repeated="11"/>
          </chart:series>
          <chart:series chart:style-name="ch9" chart:values-cell-range-address="out.C56:out.C66" chart:label-cell-address="out.A56:out.A56" chart:class="chart:scatter">
            <chart:domain table:cell-range-address="out.B56:out.B66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bMapAccess</text:p>
                <draw:g>
                  <svg:desc>out.A45:out.A4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vlMapAccess</text:p>
                <draw:g>
                  <svg:desc>out.A56:out.A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out.B45:out.B55</svg:desc>
                </draw:g>
              </table:table-cell>
              <table:table-cell office:value-type="float" office:value="8.88281">
                <text:p>8.88281</text:p>
                <draw:g>
                  <svg:desc>out.C45:out.C55</svg:desc>
                </draw:g>
              </table:table-cell>
              <table:table-cell office:value-type="float" office:value="1024">
                <text:p>1024</text:p>
                <draw:g>
                  <svg:desc>out.B56:out.B66</svg:desc>
                </draw:g>
              </table:table-cell>
              <table:table-cell office:value-type="float" office:value="8.41943">
                <text:p>8.41943</text:p>
                <draw:g>
                  <svg:desc>out.C56:out.C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10.1748">
                <text:p>10.1748</text:p>
              </table:table-cell>
              <table:table-cell office:value-type="float" office:value="2048">
                <text:p>2048</text:p>
              </table:table-cell>
              <table:table-cell office:value-type="float" office:value="10.1021">
                <text:p>10.1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11.7481">
                <text:p>11.7481</text:p>
              </table:table-cell>
              <table:table-cell office:value-type="float" office:value="4096">
                <text:p>4096</text:p>
              </table:table-cell>
              <table:table-cell office:value-type="float" office:value="9.59092">
                <text:p>9.59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12.3247">
                <text:p>12.3247</text:p>
              </table:table-cell>
              <table:table-cell office:value-type="float" office:value="8192">
                <text:p>8192</text:p>
              </table:table-cell>
              <table:table-cell office:value-type="float" office:value="12.666">
                <text:p>12.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13.3823">
                <text:p>13.3823</text:p>
              </table:table-cell>
              <table:table-cell office:value-type="float" office:value="16384">
                <text:p>16384</text:p>
              </table:table-cell>
              <table:table-cell office:value-type="float" office:value="11.3837">
                <text:p>11.38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12.4179">
                <text:p>12.4179</text:p>
              </table:table-cell>
              <table:table-cell office:value-type="float" office:value="32768">
                <text:p>32768</text:p>
              </table:table-cell>
              <table:table-cell office:value-type="float" office:value="14.8159">
                <text:p>14.8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14.1536">
                <text:p>14.1536</text:p>
              </table:table-cell>
              <table:table-cell office:value-type="float" office:value="65536">
                <text:p>65536</text:p>
              </table:table-cell>
              <table:table-cell office:value-type="float" office:value="17.3043">
                <text:p>17.3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19.0665">
                <text:p>19.0665</text:p>
              </table:table-cell>
              <table:table-cell office:value-type="float" office:value="131072">
                <text:p>131072</text:p>
              </table:table-cell>
              <table:table-cell office:value-type="float" office:value="13.6382">
                <text:p>13.6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20.275">
                <text:p>20.275</text:p>
              </table:table-cell>
              <table:table-cell office:value-type="float" office:value="262144">
                <text:p>262144</text:p>
              </table:table-cell>
              <table:table-cell office:value-type="float" office:value="21.414">
                <text:p>21.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28.1563">
                <text:p>28.1563</text:p>
              </table:table-cell>
              <table:table-cell office:value-type="float" office:value="524288">
                <text:p>524288</text:p>
              </table:table-cell>
              <table:table-cell office:value-type="float" office:value="18.8091">
                <text:p>18.8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8576">
                <text:p>1048576</text:p>
              </table:table-cell>
              <table:table-cell office:value-type="float" office:value="21.1069">
                <text:p>21.1069</text:p>
              </table:table-cell>
              <table:table-cell office:value-type="float" office:value="1048576">
                <text:p>1048576</text:p>
              </table:table-cell>
              <table:table-cell office:value-type="float" office:value="16.1283">
                <text:p>16.12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99cm" svg:height="13.35cm" xlink:href=".." xlink:type="simple" chart:class="chart:scatter" chart:style-name="ch1">
        <chart:title svg:x="11.684cm" svg:y="0.403cm" chart:style-name="ch2">
          <text:p>Erase</text:p>
        </chart:title>
        <chart:legend chart:legend-position="bottom" svg:x="9.204cm" svg:y="12.673cm" style:legend-expansion="wide" chart:style-name="ch3"/>
        <chart:plot-area chart:style-name="ch4" table:cell-range-address="out.B67:out.C77 out.A67:out.A67 out.A78:out.A78 out.C78:out.C88" chart:data-source-has-labels="row" svg:x="1.399cm" svg:y="1.343cm" svg:width="22.807cm" svg:height="11.063cm">
          <chartooo:coordinate-region svg:x="2.02cm" svg:y="1.489cm" svg:width="21.536cm" svg:height="10.376cm"/>
          <chart:axis chart:dimension="x" chart:name="primary-x" chart:style-name="ch5"/>
          <chart:axis chart:dimension="y" chart:name="primary-y" chart:style-name="ch5">
            <chart:title svg:x="0.451cm" svg:y="7.487cm" chart:style-name="ch6">
              <text:p>time, ns</text:p>
            </chart:title>
            <chart:grid chart:style-name="ch7" chart:class="major"/>
          </chart:axis>
          <chart:series chart:style-name="ch8" chart:values-cell-range-address="out.C67:out.C77" chart:label-cell-address="out.A67:out.A67" chart:class="chart:scatter">
            <chart:domain table:cell-range-address="out.B67:out.B77"/>
            <chart:data-point chart:repeated="11"/>
          </chart:series>
          <chart:series chart:style-name="ch9" chart:values-cell-range-address="out.C78:out.C88" chart:label-cell-address="out.A78:out.A78" chart:class="chart:scatter">
            <chart:domain table:cell-range-address="out.B78:out.B8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bMapErase</text:p>
                <draw:g>
                  <svg:desc>out.A67:out.A6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vlMapErase</text:p>
                <draw:g>
                  <svg:desc>out.A78:out.A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out.B67:out.B77</svg:desc>
                </draw:g>
              </table:table-cell>
              <table:table-cell office:value-type="float" office:value="11.4309">
                <text:p>11.4309</text:p>
                <draw:g>
                  <svg:desc>out.C67:out.C77</svg:desc>
                </draw:g>
              </table:table-cell>
              <table:table-cell office:value-type="float" office:value="1024">
                <text:p>1024</text:p>
                <draw:g>
                  <svg:desc>out.B78:out.B88</svg:desc>
                </draw:g>
              </table:table-cell>
              <table:table-cell office:value-type="float" office:value="11.4715">
                <text:p>11.4715</text:p>
                <draw:g>
                  <svg:desc>out.C78:out.C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11.0078">
                <text:p>11.0078</text:p>
              </table:table-cell>
              <table:table-cell office:value-type="float" office:value="2048">
                <text:p>2048</text:p>
              </table:table-cell>
              <table:table-cell office:value-type="float" office:value="9.24689">
                <text:p>9.24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12.1961">
                <text:p>12.1961</text:p>
              </table:table-cell>
              <table:table-cell office:value-type="float" office:value="4096">
                <text:p>4096</text:p>
              </table:table-cell>
              <table:table-cell office:value-type="float" office:value="11.3568">
                <text:p>11.3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12.6721">
                <text:p>12.6721</text:p>
              </table:table-cell>
              <table:table-cell office:value-type="float" office:value="8192">
                <text:p>8192</text:p>
              </table:table-cell>
              <table:table-cell office:value-type="float" office:value="13.0318">
                <text:p>13.0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14.5983">
                <text:p>14.5983</text:p>
              </table:table-cell>
              <table:table-cell office:value-type="float" office:value="16384">
                <text:p>16384</text:p>
              </table:table-cell>
              <table:table-cell office:value-type="float" office:value="15.2096">
                <text:p>15.2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13.9902">
                <text:p>13.9902</text:p>
              </table:table-cell>
              <table:table-cell office:value-type="float" office:value="32768">
                <text:p>32768</text:p>
              </table:table-cell>
              <table:table-cell office:value-type="float" office:value="19.6003">
                <text:p>19.6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17.6914">
                <text:p>17.6914</text:p>
              </table:table-cell>
              <table:table-cell office:value-type="float" office:value="65536">
                <text:p>65536</text:p>
              </table:table-cell>
              <table:table-cell office:value-type="float" office:value="14.9796">
                <text:p>14.9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20.2885">
                <text:p>20.2885</text:p>
              </table:table-cell>
              <table:table-cell office:value-type="float" office:value="131072">
                <text:p>131072</text:p>
              </table:table-cell>
              <table:table-cell office:value-type="float" office:value="20.3309">
                <text:p>20.3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19.4407">
                <text:p>19.4407</text:p>
              </table:table-cell>
              <table:table-cell office:value-type="float" office:value="262144">
                <text:p>262144</text:p>
              </table:table-cell>
              <table:table-cell office:value-type="float" office:value="15.6732">
                <text:p>15.6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22.5659">
                <text:p>22.5659</text:p>
              </table:table-cell>
              <table:table-cell office:value-type="float" office:value="524288">
                <text:p>524288</text:p>
              </table:table-cell>
              <table:table-cell office:value-type="float" office:value="21.329">
                <text:p>21.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8576">
                <text:p>1048576</text:p>
              </table:table-cell>
              <table:table-cell office:value-type="float" office:value="37.1485">
                <text:p>37.1485</text:p>
              </table:table-cell>
              <table:table-cell office:value-type="float" office:value="1048576">
                <text:p>1048576</text:p>
              </table:table-cell>
              <table:table-cell office:value-type="float" office:value="37.9862">
                <text:p>37.98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